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c7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"Aquest <text:span text:style-name="T1">si que si aquest text és DIFERENT del text original i no conté cap imatge</text:span>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16:15:42.075131303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6" meta:character-count="82" meta:non-whitespace-character-count="67"/>
  </office:meta>
</office:document-meta>
</file>